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UTTA ASIN, CIRCUNCISION LIV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957380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UTTA ASIN, CIRCUNCISION LIV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95738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HUAMAN SUTTA, JULIO RAMON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122280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9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8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65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13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8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1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>08/09/2021</text:p>
          </table:table-cell>
          <table:table-cell table:style-name="Tabla2.A2" office:value-type="string">
            <text:p text:style-name="P9">712</text:p>
          </table:table-cell>
          <table:table-cell table:style-name="Tabla2.A2" office:value-type="string">
            <text:p text:style-name="P9">210.00</text:p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RAMOGEN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9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8T21:46:5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